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ncorre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1:05:04.8530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lee</meta:initial-creator>
    <meta:creation-date>2017-02-08T14:52:22.845199000</meta:creation-date>
    <dc:date>2017-02-09T21:06:50.459004000</dc:date>
    <dc:creator>Tom Klee</dc:creator>
    <meta:editing-duration>PT3M11S</meta:editing-duration>
    <meta:editing-cycles>4</meta:editing-cycles>
    <meta:generator>LibreOffice/5.1.5.2$MacOSX_X86_64 LibreOffice_project/7a864d8825610a8c07cfc3bc01dd4fce6a9447e5</meta:generator>
    <meta:document-statistic meta:table-count="1" meta:cell-count="30" meta:object-count="0"/>
  </office:meta>
</office:document-meta>
</file>